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12cm" style:use-optimal-row-height="false"/>
    </style:style>
    <style:style style:name="ro2" style:family="table-row">
      <style:table-row-properties style:row-height="0.675cm" style:use-optimal-row-height="false"/>
    </style:style>
    <style:style style:name="ro3" style:family="table-row">
      <style:table-row-properties style:row-height="0.828cm" style:use-optimal-row-height="false"/>
    </style:style>
    <style:style style:name="ro4" style:family="table-row">
      <style:table-row-properties style:row-height="0.708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text-properties fo:font-size="16pt" style:font-size-asian="16pt" style:font-size-complex="16pt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7.897cm" svg:x="3.913cm" svg:y="1.111cm">
          <table:table table:template-name="table" table:use-first-row-styles="true" table:use-banding-rows-styles="true">
            <table:table-column table:style-name="co1"/>
            <table:table-column table:style-name="co2"/>
            <table:table-row table:style-name="ro1" table:default-cell-style-name="default">
              <table:table-cell>
                <text:p>End of Day Report</text:p>
              </table:table-cell>
              <table:table-cell/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  <table:table-row table:style-name="ro3" table:default-cell-style-name="ce2">
              <table:table-cell>
                <text:p text:style-name="P1">Sales Summary</text:p>
              </table:table-cell>
              <table:table-cell/>
            </table:table-row>
            <table:table-row table:style-name="ro2" table:default-cell-style-name="ce1">
              <table:table-cell>
                <text:p text:style-name="P2">Sub Total</text:p>
              </table:table-cell>
              <table:table-cell/>
            </table:table-row>
            <table:table-row table:style-name="ro2" table:default-cell-style-name="ce1">
              <table:table-cell>
                <text:p text:style-name="P2">Tax</text:p>
              </table:table-cell>
              <table:table-cell/>
            </table:table-row>
            <table:table-row table:style-name="ro1" table:default-cell-style-name="default">
              <table:table-cell>
                <text:p>Total</text:p>
              </table:table-cell>
              <table:table-cell/>
            </table:table-row>
            <table:table-row table:style-name="ro3" table:default-cell-style-name="ce2">
              <table:table-cell/>
              <table:table-cell/>
            </table:table-row>
            <table:table-row table:style-name="ro3" table:default-cell-style-name="ce2">
              <table:table-cell>
                <text:p text:style-name="P1">Payment Details</text:p>
              </table:table-cell>
              <table:table-cell/>
            </table:table-row>
            <table:table-row table:style-name="ro2" table:default-cell-style-name="ce1">
              <table:table-cell>
                <text:p text:style-name="P2">Cash</text:p>
              </table:table-cell>
              <table:table-cell/>
            </table:table-row>
            <table:table-row table:style-name="ro2" table:default-cell-style-name="ce1">
              <table:table-cell>
                <text:p text:style-name="P2">Debit</text:p>
              </table:table-cell>
              <table:table-cell/>
            </table:table-row>
            <table:table-row table:style-name="ro2" table:default-cell-style-name="ce1">
              <table:table-cell>
                <text:p text:style-name="P2">Credit Card</text:p>
              </table:table-cell>
              <table:table-cell/>
            </table:table-row>
            <table:table-row table:style-name="ro2" table:default-cell-style-name="ce1">
              <table:table-cell>
                <text:p text:style-name="P2">Cheque</text:p>
              </table:table-cell>
              <table:table-cell/>
            </table:table-row>
            <table:table-row table:style-name="ro2" table:default-cell-style-name="ce1">
              <table:table-cell>
                <text:p text:style-name="P2">Online Transaction</text:p>
              </table:table-cell>
              <table:table-cell/>
            </table:table-row>
            <table:table-row table:style-name="ro2" table:default-cell-style-name="ce1">
              <table:table-cell>
                <text:p text:style-name="P2">E-Transfer</text:p>
              </table:table-cell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>
                <text:p text:style-name="P1">Credit Card Breakdown</text:p>
              </table:table-cell>
              <table:table-cell/>
            </table:table-row>
            <table:table-row table:style-name="ro2" table:default-cell-style-name="ce1">
              <table:table-cell>
                <text:p text:style-name="P2">Visa</text:p>
              </table:table-cell>
              <table:table-cell/>
            </table:table-row>
            <table:table-row table:style-name="ro2" table:default-cell-style-name="ce1">
              <table:table-cell>
                <text:p text:style-name="P2">Mastercard</text:p>
              </table:table-cell>
              <table:table-cell/>
            </table:table-row>
            <table:table-row table:style-name="ro2" table:default-cell-style-name="ce1">
              <table:table-cell>
                <text:p text:style-name="P2">AMEX</text:p>
              </table:table-cell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4" table:default-cell-style-name="ce2">
              <table:table-cell>
                <text:p text:style-name="P1">Sales by Employee</text:p>
              </table:table-cell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6T16:40:52.467000000</meta:creation-date>
    <dc:date>2024-08-17T05:33:11.872000000</dc:date>
    <meta:editing-duration>PT12H52M21S</meta:editing-duration>
    <meta:editing-cycles>3</meta:editing-cycles>
    <meta:generator>LibreOffice/7.5.2.2$Windows_X86_64 LibreOffice_project/53bb9681a964705cf672590721dbc85eb4d0c3a2</meta:generator>
    <meta:document-statistic meta:object-count="1"/>
  </office:meta>
</office:document-meta>
</file>